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First_20_Page">
      <style:paragraph-properties style:page-number="1"/>
    </style:style>
    <style:style style:name="P15" style:family="paragraph" style:parent-style-name="Standard">
      <style:text-properties fo:language="ru" fo:country="RU" officeooo:rsid="0023e910" officeooo:paragraph-rsid="0016399b"/>
    </style:style>
    <style:style style:name="P16" style:family="paragraph" style:parent-style-name="Text_20_body">
      <style:text-properties fo:language="ru" fo:country="RU" officeooo:rsid="0023e910" officeooo:paragraph-rsid="0017c942"/>
    </style:style>
    <style:style style:name="P17" style:family="paragraph" style:parent-style-name="Text_20_body">
      <style:paragraph-properties fo:text-align="center" style:justify-single-word="false"/>
      <style:text-properties fo:language="ru" fo:country="RU" officeooo:rsid="0023e910" officeooo:paragraph-rsid="0017c942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9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officeooo:rsid="002c0e4a"/>
    </style:style>
    <style:style style:name="T4" style:family="text">
      <style:text-properties officeooo:rsid="002db7c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2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3">3</text:span></text:a></text:p>
          <text:p text:style-name="P13"><text:a xlink:type="simple" xlink:href="#__RefHeading___Toc1126_1594055144" text:style-name="Index_20_Link" text:visited-style-name="Index_20_Link">Листинг программы<text:tab/></text:a><text:span text:style-name="T4">4</text:span></text:p>
          <text:p text:style-name="P13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3">4</text:span></text:a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Постановка задачи</text:p>
      <text:p text:style-name="P18"/>
      <text:p text:style-name="P18">Цель работы: дать студентам практический навык использования модулей и пакетов языка программирования Python для организации программного кода в проектах.</text:p>
      <text:p text:style-name="P18"/>
      <text:p text:style-name="P18">Задачи работы:</text:p>
      <text:p text:style-name="P18">1. Создать собственный модуль на языке Python, содержащий не менее одной константы и четырёх функций. Написать программу, реализующую различные варианты импорта модуля: импорт всего модуля, импорт конкретных элементов, импорт с переименованием, импорт всех элементов.</text:p>
      <text:p text:style-name="P18"/>
      <text:p text:style-name="P18">2. Дополнить пакет специальными переменными модуля: переменная __name__ (позволяет определить, запущен ли модуль как программа или импортирован) и переменная __all__ (определяет, какие имена будут импортированы при импорте всех элементов модуля).</text:p>
      <text:p text:style-name="P18"/>
      <text:p text:style-name="P18">3. Создать собственный пакет на языке Python, содержащий не менее одного подпакета и двух модулей. Реализовать различные варианты импорта из пакета: импорт модуля из пакета, импорт определённых элементов из модуля в пакете, импорт из подпакета, относительный импорт.</text:p>
      <text:p text:style-name="P18"/>
      <text:p text:style-name="P18">4. Выполнить корректировку программ, написанных для лабораторных работ №1, 4 и 5, с таким условием, чтобы функции, написанные в них, были доступны как элементы соответствующих модулей и пакетов.</text:p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Теоретическая часть</text:p>
      <text:p text:style-name="P18">Модули в Python.</text:p>
      <text:p text:style-name="P18">Модуль — это файл с расширением .py, содержащий определения функций, классов и переменных. Модули позволяют логически организовать код, сделать его более читаемым и переиспользуемым. Имя модуля — это имя файла без расширения .py.</text:p>
      <text:p text:style-name="P18"/>
      <text:p text:style-name="P18">Способы импорта модулей:</text:p>
      <text:p text:style-name="P18"/>
      <text:p text:style-name="P18">1. Импорт всего модуля: import module_name</text:p>
      <text:p text:style-name="P18">2. Импорт с переименованием: import module_name as alias</text:p>
      <text:p text:style-name="P18">3. Импорт конкретных элементов: from module_name import name1, name2</text:p>
      <text:p text:style-name="P18">4. Импорт всех элементов: from module_name import *</text:p>
      <text:p text:style-name="P18"/>
      <text:p text:style-name="P18">Специальные переменные модуля.</text:p>
      <text:p text:style-name="P18"/>
      <text:p text:style-name="P18">Переменная __name__ — это встроенная переменная, которая принимает значение "__main__", если модуль запущен как основная программа, или имя модуля, если он импортирован. Это позволяет выполнять код только при запуске модуля, но не при его импорте.</text:p>
      <text:p text:style-name="P18"/>
      <text:p text:style-name="P18">Переменная __all__ — это список строк, определяющий, какие имена будут импортированы при использовании from module import *. Если __all__ не определён, импортируются все имена, не начинающиеся с подчёркивания.</text:p>
      <text:p text:style-name="P18"/>
      <text:p text:style-name="P18">Пакеты в Python.</text:p>
      <text:p text:style-name="P18"/>
      <text:p text:style-name="P18">Пакет — это способ организации связанных модулей в иерархическую структуру. Пакет — это директория, содержащая файл __init__.py (может быть пустым) и один или несколько модулей. Подпакет — это пакет внутри другого пакета.</text:p>
      <text:p text:style-name="P18"/>
      <text:p text:style-name="P18"><text:soft-page-break/>Способы импорта из пакетов:</text:p>
      <text:p text:style-name="P18"/>
      <text:p text:style-name="P18">1. Импорт модуля из пакета: import package.module</text:p>
      <text:p text:style-name="P18">2. Импорт элементов из модуля: from package.module import name</text:p>
      <text:p text:style-name="P18">3. Импорт из подпакета: import package.subpackage.module</text:p>
      <text:p text:style-name="P18">4. Относительный импорт: from . import module (внутри пакета)</text:p>
      <text:p text:style-name="P18"/>
      <text:p text:style-name="P19">Листинг программы</text:p>
      <text:p text:style-name="P18"/>
      <text:p text:style-name="P18">Исходный код программы размещён в репозитории GitHub:</text:p>
      <text:p text:style-name="P18">https://github.com/printRush/BMSTU_Python_SysoevAS</text:p>
      <text:p text:style-name="P18"/>
      <text:p text:style-name="P17"><text:span text:style-name="T5">Результат работы программы</text:span></text:p>
      <text:p text:style-name="P18">--- 1. Импорт всего модуля ---</text:p>
      <text:p text:style-name="P18">Модуль math_ops импортирован.</text:p>
      <text:p text:style-name="P18">add(10, 5) = 15</text:p>
      <text:p text:style-name="P18">multiply(10, 5) = 50</text:p>
      <text:p text:style-name="P18">power(2, 8) = 256</text:p>
      <text:p text:style-name="P18">factorial(5) = 120</text:p>
      <text:p text:style-name="P18">PI = 3.14159</text:p>
      <text:p text:style-name="P18"/>
      <text:p text:style-name="P18">--- 2. Импорт конкретных элементов ---</text:p>
      <text:p text:style-name="P18">add(7, 3) = 10</text:p>
      <text:p text:style-name="P18">multiply(7, 3) = 21</text:p>
      <text:p text:style-name="P18">PI = 3.14159</text:p>
      <text:p text:style-name="P18"/>
      <text:p text:style-name="P18">--- 3. Импорт с переименованием ---</text:p>
      <text:p text:style-name="P18">power(3, 4) = 81</text:p>
      <text:p text:style-name="P18">factorial(6) = 720</text:p>
      <text:p text:style-name="P18"/>
      <text:p text:style-name="P18"><text:soft-page-break/>--- 4. Импорт всех элементов (__all__) ---</text:p>
      <text:p text:style-name="P18">add(2, 2) = 4</text:p>
      <text:p text:style-name="P18">multiply(2, 2) = 4</text:p>
      <text:p text:style-name="P18">power(3, 3) = 27</text:p>
      <text:p text:style-name="P18">factorial(4) = 24</text:p>
      <text:p text:style-name="P18"/>
      <text:p text:style-name="P18">--- 5. Импорт модуля из пакета ---</text:p>
      <text:p text:style-name="P18">Модуль geometry импортирован.</text:p>
      <text:p text:style-name="P18">Площадь круга (r=3): 28.27431</text:p>
      <text:p text:style-name="P18">Площадь прямоугольника (5x8): 40</text:p>
      <text:p text:style-name="P18"/>
      <text:p text:style-name="P18">--- 6. Импорт элементов из модуля в пакете ---</text:p>
      <text:p text:style-name="P18">Площадь круга (r=4): 50.26544</text:p>
      <text:p text:style-name="P18">Площадь прямоугольника (6x7): 42</text:p>
      <text:p text:style-name="P18"/>
      <text:p text:style-name="P18">--- 7. Импорт из подпакета ---</text:p>
      <text:p text:style-name="P18">Модуль strings импортирован.</text:p>
      <text:p text:style-name="P18">reverse('Python'): 'nohtyP'</text:p>
      <text:p text:style-name="P18">to_upper('hello'): 'HELLO'</text:p>
      <text:p text:style-name="P18">count_vowels('Hello World'): 3</text:p>
      <text:p text:style-name="P18"/>
      <text:p text:style-name="P18">--- 8. Импорт всего подпакета ---</text:p>
      <text:p text:style-name="P18">reverse('lab'): 'bal'</text:p>
      <text:p text:style-name="P18">to_lower('PYTHON'): 'python'</text:p>
      <text:p text:style-name="P18"/>
      <text:p text:style-name="P18">============================================================</text:p>
      <text:p text:style-name="P18">Работа программы завершена</text:p>
      <text:p text:style-name="P18">============================================================</text:p>
      <text:p text:style-name="P18"/>
      <text:p text:style-name="P18"/>
      <text:p text:style-name="P18"><text:soft-page-break/></text:p>
      <text:p text:style-name="P18"/>
      <text:p text:style-name="P19">Список использованной литературы и материалов</text:p>
      <text:p text:style-name="P18"/>
      <text:p text:style-name="P18">1. Иванова Г.С. Основы программирования: учебник для вузов. – 4-е изд., стер. – М: изд-во МГТУ им. Н.Э. Баумана, 2007. – 416 с.: ил.</text:p>
      <text:p text:style-name="P18">2. Брюс М. Ван Хорн II, Куан Нгуен. PyCharm: профессиональная работа на Python / пер. с англ. И.Л. Люско. – М.: ДМК Пресс, 2024. – 618 с.: ил.</text:p>
      <text:p text:style-name="P18">3. Welcome to python.org. — Текст : электронный // The official home of the Python Programming Language : [сайт]. — URL: https://www.python.org/</text:p>
      <text:p text:style-name="P18">4. Документация Python по модулям и пакетам. — URL: https://docs.python.org/3/tutorial/modules.html</text:p>
      <text:p text:style-name="P18">5. Git. — Текст : электронный // Git : [сайт]. — URL: https://git-scm.com/</text:p>
      <text:p text:style-name="P18">6. GitHub. — Текст : электронный // GitHub : [сайт]. — URL: https://github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6M5S</meta:editing-duration>
    <meta:editing-cycles>6</meta:editing-cycles>
    <meta:generator>LibreOffice/7.3.7.2$Linux_X86_64 LibreOffice_project/30$Build-2</meta:generator>
    <dc:title>my_default</dc:title>
    <dc:date>2026-04-02T17:42:30.187527526</dc:date>
    <meta:document-statistic meta:table-count="3" meta:image-count="1" meta:object-count="0" meta:page-count="8" meta:paragraph-count="100" meta:word-count="702" meta:character-count="5220" meta:non-whitespace-character-count="4598"/>
  </office:meta>
</office:document-meta>
</file>